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41.375cm" svg:height="17.159cm" svg:x="0cm" svg:y="12.192cm">
            <draw:object draw:notify-on-update-of-ranges="Sheet1.C2:Sheet1.C6 Sheet1.D2:Sheet1.D2 Sheet1.O2:Sheet1.O6 Sheet1.C7:Sheet1.C11 Sheet1.D7:Sheet1.D7 Sheet1.O7:Sheet1.O11 Sheet1.C12:Sheet1.C16 Sheet1.D12:Sheet1.D12 Sheet1.O12:Sheet1.O16 Sheet1.C17:Sheet1.C21 Sheet1.D17:Sheet1.D17 Sheet1.O17:Sheet1.O21 Sheet1.C22:Sheet1.C26 Sheet1.D22:Sheet1.D22 Sheet1.O22:Sheet1.O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dnos</text:p>
          </table:table-cell>
          <table:table-cell office:value-type="string" calcext:value-type="string">
            <text:p>seerange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A2]*[.B2]"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278181596236" calcext:value-type="float">
            <text:p>0,03</text:p>
          </table:table-cell>
          <table:table-cell office:value-type="float" office:value="0.67145458134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0125918154283" calcext:value-type="float">
            <text:p>0,01</text:p>
          </table:table-cell>
          <table:table-cell office:value-type="float" office:value="30.0909090909" calcext:value-type="float">
            <text:p>30,09</text:p>
          </table:table-cell>
          <table:table-cell office:value-type="float" office:value="29.6363636364" calcext:value-type="float">
            <text:p>29,64</text:p>
          </table:table-cell>
          <table:table-cell office:value-type="float" office:value="138.234545455" calcext:value-type="float">
            <text:p>138,23</text:p>
          </table:table-cell>
          <table:table-cell office:value-type="float" office:value="418.791818182" calcext:value-type="float">
            <text:p>418,79</text:p>
          </table:table-cell>
          <table:table-cell office:value-type="float" office:value="35.4404545455" calcext:value-type="float">
            <text:p>35,44</text:p>
          </table:table-cell>
          <table:table-cell office:value-type="float" office:value="37.4027272727" calcext:value-type="float">
            <text:p>37,4</text:p>
          </table:table-cell>
          <table:table-cell office:value-type="float" office:value="201.228313636" calcext:value-type="float">
            <text:p>201,23</text:p>
          </table:table-cell>
          <table:table-cell office:value-type="float" office:value="762.138589016" calcext:value-type="float">
            <text:p>762,14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A3]*[.B3]"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238750040531" calcext:value-type="float">
            <text:p>0,24</text:p>
          </table:table-cell>
          <table:table-cell office:value-type="float" office:value="12.7464000106" calcext:value-type="float">
            <text:p>12,75</text:p>
          </table:table-cell>
          <table:table-cell office:value-type="float" office:value="0" calcext:value-type="float">
            <text:p>0</text:p>
          </table:table-cell>
          <table:table-cell office:value-type="float" office:value="0.0414504992962" calcext:value-type="float">
            <text:p>0,04</text:p>
          </table:table-cell>
          <table:table-cell office:value-type="float" office:value="60.2" calcext:value-type="float">
            <text:p>60,2</text:p>
          </table:table-cell>
          <table:table-cell office:value-type="float" office:value="64.05" calcext:value-type="float">
            <text:p>64,05</text:p>
          </table:table-cell>
          <table:table-cell office:value-type="float" office:value="425.8" calcext:value-type="float">
            <text:p>425,8</text:p>
          </table:table-cell>
          <table:table-cell office:value-type="float" office:value="1594.586" calcext:value-type="float">
            <text:p>1594,59</text:p>
          </table:table-cell>
          <table:table-cell office:value-type="float" office:value="71.7815" calcext:value-type="float">
            <text:p>71,78</text:p>
          </table:table-cell>
          <table:table-cell office:value-type="float" office:value="77.36375" calcext:value-type="float">
            <text:p>77,36</text:p>
          </table:table-cell>
          <table:table-cell office:value-type="float" office:value="632.2029225" calcext:value-type="float">
            <text:p>632,2</text:p>
          </table:table-cell>
          <table:table-cell office:value-type="float" office:value="3006.4855382" calcext:value-type="float">
            <text:p>3006,49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[.A4]*[.B4]"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.6351500392" calcext:value-type="float">
            <text:p>1,64</text:p>
          </table:table-cell>
          <table:table-cell office:value-type="float" office:value="130.051200008" calcext:value-type="float">
            <text:p>130,05</text:p>
          </table:table-cell>
          <table:table-cell office:value-type="float" office:value="0" calcext:value-type="float">
            <text:p>0</text:p>
          </table:table-cell>
          <table:table-cell office:value-type="float" office:value="0.114527502298" calcext:value-type="float">
            <text:p>0,11</text:p>
          </table:table-cell>
          <table:table-cell office:value-type="float" office:value="90" calcext:value-type="float">
            <text:p>90</text:p>
          </table:table-cell>
          <table:table-cell office:value-type="float" office:value="97.25" calcext:value-type="float">
            <text:p>97,25</text:p>
          </table:table-cell>
          <table:table-cell office:value-type="float" office:value="841.5545" calcext:value-type="float">
            <text:p>841,55</text:p>
          </table:table-cell>
          <table:table-cell office:value-type="float" office:value="4574.478" calcext:value-type="float">
            <text:p>4574,48</text:p>
          </table:table-cell>
          <table:table-cell office:value-type="float" office:value="106.32475" calcext:value-type="float">
            <text:p>106,32</text:p>
          </table:table-cell>
          <table:table-cell office:value-type="float" office:value="115.667" calcext:value-type="float">
            <text:p>115,67</text:p>
          </table:table-cell>
          <table:table-cell office:value-type="float" office:value="1243.150925" calcext:value-type="float">
            <text:p>1243,15</text:p>
          </table:table-cell>
          <table:table-cell office:value-type="float" office:value="8645.40913794" calcext:value-type="float">
            <text:p>8645,41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A5]*[.B5]" office:value-type="float" office:value="6400" calcext:value-type="float">
            <text:p>640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.93095002174" calcext:value-type="float">
            <text:p>4,93</text:p>
          </table:table-cell>
          <table:table-cell office:value-type="float" office:value="191.00005002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0.205716501594" calcext:value-type="float">
            <text:p>0,21</text:p>
          </table:table-cell>
          <table:table-cell office:value-type="float" office:value="114.35" calcext:value-type="float">
            <text:p>114,35</text:p>
          </table:table-cell>
          <table:table-cell office:value-type="float" office:value="118.95" calcext:value-type="float">
            <text:p>118,95</text:p>
          </table:table-cell>
          <table:table-cell office:value-type="float" office:value="1184.535" calcext:value-type="float">
            <text:p>1184,54</text:p>
          </table:table-cell>
          <table:table-cell office:value-type="float" office:value="7956.133" calcext:value-type="float">
            <text:p>7956,13</text:p>
          </table:table-cell>
          <table:table-cell office:value-type="float" office:value="139.28875" calcext:value-type="float">
            <text:p>139,29</text:p>
          </table:table-cell>
          <table:table-cell office:value-type="float" office:value="146.24975" calcext:value-type="float">
            <text:p>146,25</text:p>
          </table:table-cell>
          <table:table-cell office:value-type="float" office:value="1749.177145" calcext:value-type="float">
            <text:p>1749,18</text:p>
          </table:table-cell>
          <table:table-cell office:value-type="float" office:value="15001.0816746" calcext:value-type="float">
            <text:p>15001,0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A6]*[.B6]"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.181550014" calcext:value-type="float">
            <text:p>12,18</text:p>
          </table:table-cell>
          <table:table-cell office:value-type="float" office:value="435.07935003" calcext:value-type="float">
            <text:p>435,08</text:p>
          </table:table-cell>
          <table:table-cell office:value-type="float" office:value="0" calcext:value-type="float">
            <text:p>0</text:p>
          </table:table-cell>
          <table:table-cell office:value-type="float" office:value="0.26800799644" calcext:value-type="float">
            <text:p>0,27</text:p>
          </table:table-cell>
          <table:table-cell office:value-type="float" office:value="142.4" calcext:value-type="float">
            <text:p>142,4</text:p>
          </table:table-cell>
          <table:table-cell office:value-type="float" office:value="144.1" calcext:value-type="float">
            <text:p>144,1</text:p>
          </table:table-cell>
          <table:table-cell office:value-type="float" office:value="1426.6955" calcext:value-type="float">
            <text:p>1426,7</text:p>
          </table:table-cell>
          <table:table-cell office:value-type="float" office:value="11033.765" calcext:value-type="float">
            <text:p>11033,77</text:p>
          </table:table-cell>
          <table:table-cell office:value-type="float" office:value="169.5555" calcext:value-type="float">
            <text:p>169,56</text:p>
          </table:table-cell>
          <table:table-cell office:value-type="float" office:value="175.16025" calcext:value-type="float">
            <text:p>175,16</text:p>
          </table:table-cell>
          <table:table-cell office:value-type="float" office:value="2119.3867375" calcext:value-type="float">
            <text:p>2119,39</text:p>
          </table:table-cell>
          <table:table-cell office:value-type="float" office:value="20779.4535731" calcext:value-type="float">
            <text:p>20779,4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A7]*[.B7]"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212105575361" calcext:value-type="float">
            <text:p>0,02</text:p>
          </table:table-cell>
          <table:table-cell office:value-type="float" office:value="0.328631564191" calcext:value-type="float">
            <text:p>0,33</text:p>
          </table:table-cell>
          <table:table-cell office:value-type="float" office:value="0" calcext:value-type="float">
            <text:p>0</text:p>
          </table:table-cell>
          <table:table-cell office:value-type="float" office:value="0.00865052499269" calcext:value-type="float">
            <text:p>0,01</text:p>
          </table:table-cell>
          <table:table-cell office:value-type="float" office:value="28" calcext:value-type="float">
            <text:p>28</text:p>
          </table:table-cell>
          <table:table-cell office:value-type="float" office:value="31.7894736842" calcext:value-type="float">
            <text:p>31,79</text:p>
          </table:table-cell>
          <table:table-cell office:value-type="float" office:value="121.316315789" calcext:value-type="float">
            <text:p>121,32</text:p>
          </table:table-cell>
          <table:table-cell office:value-type="float" office:value="380.023684211" calcext:value-type="float">
            <text:p>380,02</text:p>
          </table:table-cell>
          <table:table-cell office:value-type="float" office:value="34.5463157895" calcext:value-type="float">
            <text:p>34,55</text:p>
          </table:table-cell>
          <table:table-cell office:value-type="float" office:value="38.9410526316" calcext:value-type="float">
            <text:p>38,94</text:p>
          </table:table-cell>
          <table:table-cell office:value-type="float" office:value="179.329013158" calcext:value-type="float">
            <text:p>179,33</text:p>
          </table:table-cell>
          <table:table-cell office:value-type="float" office:value="695.836220803" calcext:value-type="float">
            <text:p>695,84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A8]*[.B8]"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270624995232" calcext:value-type="float">
            <text:p>0,27</text:p>
          </table:table-cell>
          <table:table-cell office:value-type="float" office:value="4.83031249047" calcext:value-type="float">
            <text:p>4,83</text:p>
          </table:table-cell>
          <table:table-cell office:value-type="float" office:value="0" calcext:value-type="float">
            <text:p>0</text:p>
          </table:table-cell>
          <table:table-cell office:value-type="float" office:value="0.0372518768907" calcext:value-type="float">
            <text:p>0,04</text:p>
          </table:table-cell>
          <table:table-cell office:value-type="float" office:value="61.875" calcext:value-type="float">
            <text:p>61,88</text:p>
          </table:table-cell>
          <table:table-cell office:value-type="float" office:value="65.5" calcext:value-type="float">
            <text:p>65,5</text:p>
          </table:table-cell>
          <table:table-cell office:value-type="float" office:value="413.990625" calcext:value-type="float">
            <text:p>413,99</text:p>
          </table:table-cell>
          <table:table-cell office:value-type="float" office:value="1745.929375" calcext:value-type="float">
            <text:p>1745,93</text:p>
          </table:table-cell>
          <table:table-cell office:value-type="float" office:value="73.41" calcext:value-type="float">
            <text:p>73,41</text:p>
          </table:table-cell>
          <table:table-cell office:value-type="float" office:value="79.43125" calcext:value-type="float">
            <text:p>79,43</text:p>
          </table:table-cell>
          <table:table-cell office:value-type="float" office:value="629.643865625" calcext:value-type="float">
            <text:p>629,64</text:p>
          </table:table-cell>
          <table:table-cell office:value-type="float" office:value="3328.63733973" calcext:value-type="float">
            <text:p>3328,64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[.A9]*[.B9]" office:value-type="float" office:value="3600" calcext:value-type="float">
            <text:p>36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.67580000162" calcext:value-type="float">
            <text:p>1,68</text:p>
          </table:table-cell>
          <table:table-cell office:value-type="float" office:value="56.3997499943" calcext:value-type="float">
            <text:p>56,4</text:p>
          </table:table-cell>
          <table:table-cell office:value-type="float" office:value="0" calcext:value-type="float">
            <text:p>0</text:p>
          </table:table-cell>
          <table:table-cell office:value-type="float" office:value="0.114481500626" calcext:value-type="float">
            <text:p>0,11</text:p>
          </table:table-cell>
          <table:table-cell office:value-type="float" office:value="90.05" calcext:value-type="float">
            <text:p>90,05</text:p>
          </table:table-cell>
          <table:table-cell office:value-type="float" office:value="95.4" calcext:value-type="float">
            <text:p>95,4</text:p>
          </table:table-cell>
          <table:table-cell office:value-type="float" office:value="850.292" calcext:value-type="float">
            <text:p>850,29</text:p>
          </table:table-cell>
          <table:table-cell office:value-type="float" office:value="4348.867" calcext:value-type="float">
            <text:p>4348,87</text:p>
          </table:table-cell>
          <table:table-cell office:value-type="float" office:value="105.728" calcext:value-type="float">
            <text:p>105,73</text:p>
          </table:table-cell>
          <table:table-cell office:value-type="float" office:value="111.26775" calcext:value-type="float">
            <text:p>111,27</text:p>
          </table:table-cell>
          <table:table-cell office:value-type="float" office:value="1246.3151275" calcext:value-type="float">
            <text:p>1246,32</text:p>
          </table:table-cell>
          <table:table-cell office:value-type="float" office:value="8097.49082115" calcext:value-type="float">
            <text:p>8097,49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A10]*[.B10]" office:value-type="float" office:value="6400" calcext:value-type="float">
            <text:p>640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.22175000906" calcext:value-type="float">
            <text:p>5,22</text:p>
          </table:table-cell>
          <table:table-cell office:value-type="float" office:value="155.318800008" calcext:value-type="float">
            <text:p>155,32</text:p>
          </table:table-cell>
          <table:table-cell office:value-type="float" office:value="0" calcext:value-type="float">
            <text:p>0</text:p>
          </table:table-cell>
          <table:table-cell office:value-type="float" office:value="0.217649000406" calcext:value-type="float">
            <text:p>0,22</text:p>
          </table:table-cell>
          <table:table-cell office:value-type="float" office:value="119.4" calcext:value-type="float">
            <text:p>119,4</text:p>
          </table:table-cell>
          <table:table-cell office:value-type="float" office:value="129.1" calcext:value-type="float">
            <text:p>129,1</text:p>
          </table:table-cell>
          <table:table-cell office:value-type="float" office:value="1116.6205" calcext:value-type="float">
            <text:p>1116,62</text:p>
          </table:table-cell>
          <table:table-cell office:value-type="float" office:value="7550.771" calcext:value-type="float">
            <text:p>7550,77</text:p>
          </table:table-cell>
          <table:table-cell office:value-type="float" office:value="139.39975" calcext:value-type="float">
            <text:p>139,4</text:p>
          </table:table-cell>
          <table:table-cell office:value-type="float" office:value="152.41125" calcext:value-type="float">
            <text:p>152,41</text:p>
          </table:table-cell>
          <table:table-cell office:value-type="float" office:value="1693.174155" calcext:value-type="float">
            <text:p>1693,17</text:p>
          </table:table-cell>
          <table:table-cell office:value-type="float" office:value="14547.2133506" calcext:value-type="float">
            <text:p>14547,2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A11]*[.B11]"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4.3397999763" calcext:value-type="float">
            <text:p>14,34</text:p>
          </table:table-cell>
          <table:table-cell office:value-type="float" office:value="568.943649995" calcext:value-type="float">
            <text:p>568,94</text:p>
          </table:table-cell>
          <table:table-cell office:value-type="float" office:value="0" calcext:value-type="float">
            <text:p>0</text:p>
          </table:table-cell>
          <table:table-cell office:value-type="float" office:value="0.387123994827" calcext:value-type="float">
            <text:p>0,39</text:p>
          </table:table-cell>
          <table:table-cell office:value-type="float" office:value="148.6" calcext:value-type="float">
            <text:p>148,6</text:p>
          </table:table-cell>
          <table:table-cell office:value-type="float" office:value="166.75" calcext:value-type="float">
            <text:p>166,75</text:p>
          </table:table-cell>
          <table:table-cell office:value-type="float" office:value="1890.7475" calcext:value-type="float">
            <text:p>1890,75</text:p>
          </table:table-cell>
          <table:table-cell office:value-type="float" office:value="13787.3105" calcext:value-type="float">
            <text:p>13787,31</text:p>
          </table:table-cell>
          <table:table-cell office:value-type="float" office:value="172.6465" calcext:value-type="float">
            <text:p>172,65</text:p>
          </table:table-cell>
          <table:table-cell office:value-type="float" office:value="183.7855" calcext:value-type="float">
            <text:p>183,79</text:p>
          </table:table-cell>
          <table:table-cell office:value-type="float" office:value="2806.5298725" calcext:value-type="float">
            <text:p>2806,53</text:p>
          </table:table-cell>
          <table:table-cell office:value-type="float" office:value="26328.8841111" calcext:value-type="float">
            <text:p>26328,88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A12]*[.B12]"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299412082223" calcext:value-type="float">
            <text:p>0,03</text:p>
          </table:table-cell>
          <table:table-cell office:value-type="float" office:value="0.482117680942" calcext:value-type="float">
            <text:p>0,48</text:p>
          </table:table-cell>
          <table:table-cell office:value-type="float" office:value="0" calcext:value-type="float">
            <text:p>0</text:p>
          </table:table-cell>
          <table:table-cell office:value-type="float" office:value="0.0117688257554" calcext:value-type="float">
            <text:p>0,01</text:p>
          </table:table-cell>
          <table:table-cell office:value-type="float" office:value="28.8823529412" calcext:value-type="float">
            <text:p>28,88</text:p>
          </table:table-cell>
          <table:table-cell office:value-type="float" office:value="35.3529411765" calcext:value-type="float">
            <text:p>35,35</text:p>
          </table:table-cell>
          <table:table-cell office:value-type="float" office:value="129.718823529" calcext:value-type="float">
            <text:p>129,72</text:p>
          </table:table-cell>
          <table:table-cell office:value-type="float" office:value="372.733529412" calcext:value-type="float">
            <text:p>372,73</text:p>
          </table:table-cell>
          <table:table-cell office:value-type="float" office:value="35.8494117647" calcext:value-type="float">
            <text:p>35,85</text:p>
          </table:table-cell>
          <table:table-cell office:value-type="float" office:value="41.8635294118" calcext:value-type="float">
            <text:p>41,86</text:p>
          </table:table-cell>
          <table:table-cell office:value-type="float" office:value="192.992432353" calcext:value-type="float">
            <text:p>192,99</text:p>
          </table:table-cell>
          <table:table-cell office:value-type="float" office:value="685.549680761" calcext:value-type="float">
            <text:p>685,55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A13]*[.B13]"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393928561892" calcext:value-type="float">
            <text:p>0,39</text:p>
          </table:table-cell>
          <table:table-cell office:value-type="float" office:value="9.9897857053" calcext:value-type="float">
            <text:p>9,99</text:p>
          </table:table-cell>
          <table:table-cell office:value-type="float" office:value="0" calcext:value-type="float">
            <text:p>0</text:p>
          </table:table-cell>
          <table:table-cell office:value-type="float" office:value="0.0508549984864" calcext:value-type="float">
            <text:p>0,05</text:p>
          </table:table-cell>
          <table:table-cell office:value-type="float" office:value="59.2857142857" calcext:value-type="float">
            <text:p>59,29</text:p>
          </table:table-cell>
          <table:table-cell office:value-type="float" office:value="77.1428571429" calcext:value-type="float">
            <text:p>77,14</text:p>
          </table:table-cell>
          <table:table-cell office:value-type="float" office:value="472.234285714" calcext:value-type="float">
            <text:p>472,23</text:p>
          </table:table-cell>
          <table:table-cell office:value-type="float" office:value="1825.15928571" calcext:value-type="float">
            <text:p>1825,16</text:p>
          </table:table-cell>
          <table:table-cell office:value-type="float" office:value="72.3978571429" calcext:value-type="float">
            <text:p>72,4</text:p>
          </table:table-cell>
          <table:table-cell office:value-type="float" office:value="86.0807142857" calcext:value-type="float">
            <text:p>86,08</text:p>
          </table:table-cell>
          <table:table-cell office:value-type="float" office:value="705.280696429" calcext:value-type="float">
            <text:p>705,28</text:p>
          </table:table-cell>
          <table:table-cell office:value-type="float" office:value="3479.47802296" calcext:value-type="float">
            <text:p>3479,48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[.A14]*[.B14]" office:value-type="float" office:value="3600" calcext:value-type="float">
            <text:p>360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.50739995241" calcext:value-type="float">
            <text:p>1,51</text:p>
          </table:table-cell>
          <table:table-cell office:value-type="float" office:value="70.7786500216" calcext:value-type="float">
            <text:p>70,78</text:p>
          </table:table-cell>
          <table:table-cell office:value-type="float" office:value="0" calcext:value-type="float">
            <text:p>0</text:p>
          </table:table-cell>
          <table:table-cell office:value-type="float" office:value="0.123726498604" calcext:value-type="float">
            <text:p>0,12</text:p>
          </table:table-cell>
          <table:table-cell office:value-type="float" office:value="92" calcext:value-type="float">
            <text:p>92</text:p>
          </table:table-cell>
          <table:table-cell office:value-type="float" office:value="116.45" calcext:value-type="float">
            <text:p>116,45</text:p>
          </table:table-cell>
          <table:table-cell office:value-type="float" office:value="811.3375" calcext:value-type="float">
            <text:p>811,34</text:p>
          </table:table-cell>
          <table:table-cell office:value-type="float" office:value="4264.6525" calcext:value-type="float">
            <text:p>4264,65</text:p>
          </table:table-cell>
          <table:table-cell office:value-type="float" office:value="108.25025" calcext:value-type="float">
            <text:p>108,25</text:p>
          </table:table-cell>
          <table:table-cell office:value-type="float" office:value="121.24025" calcext:value-type="float">
            <text:p>121,24</text:p>
          </table:table-cell>
          <table:table-cell office:value-type="float" office:value="1197.497975" calcext:value-type="float">
            <text:p>1197,5</text:p>
          </table:table-cell>
          <table:table-cell office:value-type="float" office:value="8112.57936354" calcext:value-type="float">
            <text:p>8112,58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A15]*[.B15]" office:value-type="float" office:value="6400" calcext:value-type="float">
            <text:p>64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.65163154351" calcext:value-type="float">
            <text:p>5,65</text:p>
          </table:table-cell>
          <table:table-cell office:value-type="float" office:value="94.1027368119" calcext:value-type="float">
            <text:p>94,1</text:p>
          </table:table-cell>
          <table:table-cell office:value-type="float" office:value="0" calcext:value-type="float">
            <text:p>0</text:p>
          </table:table-cell>
          <table:table-cell office:value-type="float" office:value="0.222875789341" calcext:value-type="float">
            <text:p>0,22</text:p>
          </table:table-cell>
          <table:table-cell office:value-type="float" office:value="117.473684211" calcext:value-type="float">
            <text:p>117,47</text:p>
          </table:table-cell>
          <table:table-cell office:value-type="float" office:value="119.578947368" calcext:value-type="float">
            <text:p>119,58</text:p>
          </table:table-cell>
          <table:table-cell office:value-type="float" office:value="1198.73947368" calcext:value-type="float">
            <text:p>1198,74</text:p>
          </table:table-cell>
          <table:table-cell office:value-type="float" office:value="7693.81526316" calcext:value-type="float">
            <text:p>7693,82</text:p>
          </table:table-cell>
          <table:table-cell office:value-type="float" office:value="140.603157895" calcext:value-type="float">
            <text:p>140,6</text:p>
          </table:table-cell>
          <table:table-cell office:value-type="float" office:value="147.780263158" calcext:value-type="float">
            <text:p>147,78</text:p>
          </table:table-cell>
          <table:table-cell office:value-type="float" office:value="1804.3129" calcext:value-type="float">
            <text:p>1804,31</text:p>
          </table:table-cell>
          <table:table-cell office:value-type="float" office:value="14839.265271" calcext:value-type="float">
            <text:p>14839,2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A16]*[.B16]"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5.871450007" calcext:value-type="float">
            <text:p>15,87</text:p>
          </table:table-cell>
          <table:table-cell office:value-type="float" office:value="352.332049978" calcext:value-type="float">
            <text:p>352,33</text:p>
          </table:table-cell>
          <table:table-cell office:value-type="float" office:value="0" calcext:value-type="float">
            <text:p>0</text:p>
          </table:table-cell>
          <table:table-cell office:value-type="float" office:value="0.38295950079" calcext:value-type="float">
            <text:p>0,38</text:p>
          </table:table-cell>
          <table:table-cell office:value-type="float" office:value="141.75" calcext:value-type="float">
            <text:p>141,75</text:p>
          </table:table-cell>
          <table:table-cell office:value-type="float" office:value="151.1" calcext:value-type="float">
            <text:p>151,1</text:p>
          </table:table-cell>
          <table:table-cell office:value-type="float" office:value="1697.952" calcext:value-type="float">
            <text:p>1697,95</text:p>
          </table:table-cell>
          <table:table-cell office:value-type="float" office:value="12646.5335" calcext:value-type="float">
            <text:p>12646,53</text:p>
          </table:table-cell>
          <table:table-cell office:value-type="float" office:value="168.4815" calcext:value-type="float">
            <text:p>168,48</text:p>
          </table:table-cell>
          <table:table-cell office:value-type="float" office:value="182.608" calcext:value-type="float">
            <text:p>182,61</text:p>
          </table:table-cell>
          <table:table-cell office:value-type="float" office:value="2524.45339" calcext:value-type="float">
            <text:p>2524,45</text:p>
          </table:table-cell>
          <table:table-cell office:value-type="float" office:value="23934.7984923" calcext:value-type="float">
            <text:p>23934,8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A17]*[.B17]"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290667057037" calcext:value-type="float">
            <text:p>0,03</text:p>
          </table:table-cell>
          <table:table-cell office:value-type="float" office:value="0.374533319473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office:value-type="float" office:value="0.0128086682956" calcext:value-type="float">
            <text:p>0,01</text:p>
          </table:table-cell>
          <table:table-cell office:value-type="float" office:value="27.6" calcext:value-type="float">
            <text:p>27,6</text:p>
          </table:table-cell>
          <table:table-cell office:value-type="float" office:value="31.2" calcext:value-type="float">
            <text:p>31,2</text:p>
          </table:table-cell>
          <table:table-cell office:value-type="float" office:value="136.062" calcext:value-type="float">
            <text:p>136,06</text:p>
          </table:table-cell>
          <table:table-cell office:value-type="float" office:value="424.061333333" calcext:value-type="float">
            <text:p>424,06</text:p>
          </table:table-cell>
          <table:table-cell office:value-type="float" office:value="34.285" calcext:value-type="float">
            <text:p>34,29</text:p>
          </table:table-cell>
          <table:table-cell office:value-type="float" office:value="38.537" calcext:value-type="float">
            <text:p>38,54</text:p>
          </table:table-cell>
          <table:table-cell office:value-type="float" office:value="200.441273333" calcext:value-type="float">
            <text:p>200,44</text:p>
          </table:table-cell>
          <table:table-cell office:value-type="float" office:value="776.777801421" calcext:value-type="float">
            <text:p>776,78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A18]*[.B18]"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329222255283" calcext:value-type="float">
            <text:p>0,33</text:p>
          </table:table-cell>
          <table:table-cell office:value-type="float" office:value="6.96200002564" calcext:value-type="float">
            <text:p>6,96</text:p>
          </table:table-cell>
          <table:table-cell office:value-type="float" office:value="0" calcext:value-type="float">
            <text:p>0</text:p>
          </table:table-cell>
          <table:table-cell office:value-type="float" office:value="0.0479011130333" calcext:value-type="float">
            <text:p>0,05</text:p>
          </table:table-cell>
          <table:table-cell office:value-type="float" office:value="59.8333333333" calcext:value-type="float">
            <text:p>59,83</text:p>
          </table:table-cell>
          <table:table-cell office:value-type="float" office:value="73" calcext:value-type="float">
            <text:p>73</text:p>
          </table:table-cell>
          <table:table-cell office:value-type="float" office:value="380.356666667" calcext:value-type="float">
            <text:p>380,36</text:p>
          </table:table-cell>
          <table:table-cell office:value-type="float" office:value="1661.95611111" calcext:value-type="float">
            <text:p>1661,96</text:p>
          </table:table-cell>
          <table:table-cell office:value-type="float" office:value="73.0516666667" calcext:value-type="float">
            <text:p>73,05</text:p>
          </table:table-cell>
          <table:table-cell office:value-type="float" office:value="82.9830555556" calcext:value-type="float">
            <text:p>82,98</text:p>
          </table:table-cell>
          <table:table-cell office:value-type="float" office:value="560.510266667" calcext:value-type="float">
            <text:p>560,51</text:p>
          </table:table-cell>
          <table:table-cell office:value-type="float" office:value="3105.86379572" calcext:value-type="float">
            <text:p>3105,86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[.A19]*[.B19]" office:value-type="float" office:value="3600" calcext:value-type="float">
            <text:p>360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44110525282" calcext:value-type="float">
            <text:p>1,44</text:p>
          </table:table-cell>
          <table:table-cell office:value-type="float" office:value="74.0987894661" calcext:value-type="float">
            <text:p>74,1</text:p>
          </table:table-cell>
          <table:table-cell office:value-type="float" office:value="0" calcext:value-type="float">
            <text:p>0</text:p>
          </table:table-cell>
          <table:table-cell office:value-type="float" office:value="0.0945315753786" calcext:value-type="float">
            <text:p>0,09</text:p>
          </table:table-cell>
          <table:table-cell office:value-type="float" office:value="87.3157894737" calcext:value-type="float">
            <text:p>87,32</text:p>
          </table:table-cell>
          <table:table-cell office:value-type="float" office:value="126.315789474" calcext:value-type="float">
            <text:p>126,32</text:p>
          </table:table-cell>
          <table:table-cell office:value-type="float" office:value="914.61" calcext:value-type="float">
            <text:p>914,61</text:p>
          </table:table-cell>
          <table:table-cell office:value-type="float" office:value="4546.70421053" calcext:value-type="float">
            <text:p>4546,7</text:p>
          </table:table-cell>
          <table:table-cell office:value-type="float" office:value="105.931842105" calcext:value-type="float">
            <text:p>105,93</text:p>
          </table:table-cell>
          <table:table-cell office:value-type="float" office:value="127.886578947" calcext:value-type="float">
            <text:p>127,89</text:p>
          </table:table-cell>
          <table:table-cell office:value-type="float" office:value="1359.49697632" calcext:value-type="float">
            <text:p>1359,5</text:p>
          </table:table-cell>
          <table:table-cell office:value-type="float" office:value="8643.48025313" calcext:value-type="float">
            <text:p>8643,48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A20]*[.B20]" office:value-type="float" office:value="6400" calcext:value-type="float">
            <text:p>640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.68989476405" calcext:value-type="float">
            <text:p>4,69</text:p>
          </table:table-cell>
          <table:table-cell office:value-type="float" office:value="77.8217368628" calcext:value-type="float">
            <text:p>77,82</text:p>
          </table:table-cell>
          <table:table-cell office:value-type="float" office:value="0" calcext:value-type="float">
            <text:p>0</text:p>
          </table:table-cell>
          <table:table-cell office:value-type="float" office:value="0.166793157176" calcext:value-type="float">
            <text:p>0,17</text:p>
          </table:table-cell>
          <table:table-cell office:value-type="float" office:value="113.736842105" calcext:value-type="float">
            <text:p>113,74</text:p>
          </table:table-cell>
          <table:table-cell office:value-type="float" office:value="128.157894737" calcext:value-type="float">
            <text:p>128,16</text:p>
          </table:table-cell>
          <table:table-cell office:value-type="float" office:value="1114.57842105" calcext:value-type="float">
            <text:p>1114,58</text:p>
          </table:table-cell>
          <table:table-cell office:value-type="float" office:value="7779.62368421" calcext:value-type="float">
            <text:p>7779,62</text:p>
          </table:table-cell>
          <table:table-cell office:value-type="float" office:value="138.62" calcext:value-type="float">
            <text:p>138,62</text:p>
          </table:table-cell>
          <table:table-cell office:value-type="float" office:value="160.479210526" calcext:value-type="float">
            <text:p>160,48</text:p>
          </table:table-cell>
          <table:table-cell office:value-type="float" office:value="1656.28449211" calcext:value-type="float">
            <text:p>1656,28</text:p>
          </table:table-cell>
          <table:table-cell office:value-type="float" office:value="14839.5539492" calcext:value-type="float">
            <text:p>14839,5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A21]*[.B21]"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.7643500447" calcext:value-type="float">
            <text:p>10,76</text:p>
          </table:table-cell>
          <table:table-cell office:value-type="float" office:value="345.236449981" calcext:value-type="float">
            <text:p>345,24</text:p>
          </table:table-cell>
          <table:table-cell office:value-type="float" office:value="0" calcext:value-type="float">
            <text:p>0</text:p>
          </table:table-cell>
          <table:table-cell office:value-type="float" office:value="0.345377002835" calcext:value-type="float">
            <text:p>0,35</text:p>
          </table:table-cell>
          <table:table-cell office:value-type="float" office:value="144.95" calcext:value-type="float">
            <text:p>144,95</text:p>
          </table:table-cell>
          <table:table-cell office:value-type="float" office:value="169" calcext:value-type="float">
            <text:p>169</text:p>
          </table:table-cell>
          <table:table-cell office:value-type="float" office:value="1890.3425" calcext:value-type="float">
            <text:p>1890,34</text:p>
          </table:table-cell>
          <table:table-cell office:value-type="float" office:value="14431.952" calcext:value-type="float">
            <text:p>14431,95</text:p>
          </table:table-cell>
          <table:table-cell office:value-type="float" office:value="172.58225" calcext:value-type="float">
            <text:p>172,58</text:p>
          </table:table-cell>
          <table:table-cell office:value-type="float" office:value="192.04525" calcext:value-type="float">
            <text:p>192,05</text:p>
          </table:table-cell>
          <table:table-cell office:value-type="float" office:value="2769.4929425" calcext:value-type="float">
            <text:p>2769,49</text:p>
          </table:table-cell>
          <table:table-cell office:value-type="float" office:value="27132.5294265" calcext:value-type="float">
            <text:p>27132,5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A22]*[.B22]"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237333456675" calcext:value-type="float">
            <text:p>0,02</text:p>
          </table:table-cell>
          <table:table-cell office:value-type="float" office:value="0.299733352661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0.00988933102289" calcext:value-type="float">
            <text:p>0,01</text:p>
          </table:table-cell>
          <table:table-cell office:value-type="float" office:value="28.1333333333" calcext:value-type="float">
            <text:p>28,13</text:p>
          </table:table-cell>
          <table:table-cell office:value-type="float" office:value="35.6" calcext:value-type="float">
            <text:p>35,6</text:p>
          </table:table-cell>
          <table:table-cell office:value-type="float" office:value="132.974" calcext:value-type="float">
            <text:p>132,97</text:p>
          </table:table-cell>
          <table:table-cell office:value-type="float" office:value="417.949333333" calcext:value-type="float">
            <text:p>417,95</text:p>
          </table:table-cell>
          <table:table-cell office:value-type="float" office:value="36.0946666667" calcext:value-type="float">
            <text:p>36,09</text:p>
          </table:table-cell>
          <table:table-cell office:value-type="float" office:value="43.3006666667" calcext:value-type="float">
            <text:p>43,3</text:p>
          </table:table-cell>
          <table:table-cell office:value-type="float" office:value="196.325113333" calcext:value-type="float">
            <text:p>196,33</text:p>
          </table:table-cell>
          <table:table-cell office:value-type="float" office:value="771.685069225" calcext:value-type="float">
            <text:p>771,69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A23]*[.B23]" office:value-type="float" office:value="1600" calcext:value-type="float">
            <text:p>16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227499991655" calcext:value-type="float">
            <text:p>0,23</text:p>
          </table:table-cell>
          <table:table-cell office:value-type="float" office:value="3.72449998558" calcext:value-type="float">
            <text:p>3,72</text:p>
          </table:table-cell>
          <table:table-cell office:value-type="float" office:value="0" calcext:value-type="float">
            <text:p>0</text:p>
          </table:table-cell>
          <table:table-cell office:value-type="float" office:value="0.0307075051963" calcext:value-type="float">
            <text:p>0,03</text:p>
          </table:table-cell>
          <table:table-cell office:value-type="float" office:value="58.5" calcext:value-type="float">
            <text:p>58,5</text:p>
          </table:table-cell>
          <table:table-cell office:value-type="float" office:value="81.4375" calcext:value-type="float">
            <text:p>81,44</text:p>
          </table:table-cell>
          <table:table-cell office:value-type="float" office:value="419.849375" calcext:value-type="float">
            <text:p>419,85</text:p>
          </table:table-cell>
          <table:table-cell office:value-type="float" office:value="1807.775625" calcext:value-type="float">
            <text:p>1807,78</text:p>
          </table:table-cell>
          <table:table-cell office:value-type="float" office:value="70.9778125" calcext:value-type="float">
            <text:p>70,98</text:p>
          </table:table-cell>
          <table:table-cell office:value-type="float" office:value="107.1725" calcext:value-type="float">
            <text:p>107,17</text:p>
          </table:table-cell>
          <table:table-cell office:value-type="float" office:value="637.096915625" calcext:value-type="float">
            <text:p>637,1</text:p>
          </table:table-cell>
          <table:table-cell office:value-type="float" office:value="3486.53231392" calcext:value-type="float">
            <text:p>3486,53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[.A24]*[.B24]" office:value-type="float" office:value="3600" calcext:value-type="float">
            <text:p>36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13022221459" calcext:value-type="float">
            <text:p>1,13</text:p>
          </table:table-cell>
          <table:table-cell office:value-type="float" office:value="37.0622222423" calcext:value-type="float">
            <text:p>37,06</text:p>
          </table:table-cell>
          <table:table-cell office:value-type="float" office:value="0" calcext:value-type="float">
            <text:p>0</text:p>
          </table:table-cell>
          <table:table-cell office:value-type="float" office:value="0.090824444294" calcext:value-type="float">
            <text:p>0,09</text:p>
          </table:table-cell>
          <table:table-cell office:value-type="float" office:value="88" calcext:value-type="float">
            <text:p>88</text:p>
          </table:table-cell>
          <table:table-cell office:value-type="float" office:value="129.222222222" calcext:value-type="float">
            <text:p>129,22</text:p>
          </table:table-cell>
          <table:table-cell office:value-type="float" office:value="730.891666667" calcext:value-type="float">
            <text:p>730,89</text:p>
          </table:table-cell>
          <table:table-cell office:value-type="float" office:value="4814.89" calcext:value-type="float">
            <text:p>4814,89</text:p>
          </table:table-cell>
          <table:table-cell office:value-type="float" office:value="105.476111111" calcext:value-type="float">
            <text:p>105,48</text:p>
          </table:table-cell>
          <table:table-cell office:value-type="float" office:value="123.135" calcext:value-type="float">
            <text:p>123,14</text:p>
          </table:table-cell>
          <table:table-cell office:value-type="float" office:value="1081.81495278" calcext:value-type="float">
            <text:p>1081,81</text:p>
          </table:table-cell>
          <table:table-cell office:value-type="float" office:value="9233.13221146" calcext:value-type="float">
            <text:p>9233,13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A25]*[.B25]" office:value-type="float" office:value="6400" calcext:value-type="float">
            <text:p>640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.30590000153" calcext:value-type="float">
            <text:p>4,31</text:p>
          </table:table-cell>
          <table:table-cell office:value-type="float" office:value="324.538199973" calcext:value-type="float">
            <text:p>324,54</text:p>
          </table:table-cell>
          <table:table-cell office:value-type="float" office:value="0" calcext:value-type="float">
            <text:p>0</text:p>
          </table:table-cell>
          <table:table-cell office:value-type="float" office:value="0.162423499227" calcext:value-type="float">
            <text:p>0,16</text:p>
          </table:table-cell>
          <table:table-cell office:value-type="float" office:value="114.55" calcext:value-type="float">
            <text:p>114,55</text:p>
          </table:table-cell>
          <table:table-cell office:value-type="float" office:value="178.8" calcext:value-type="float">
            <text:p>178,8</text:p>
          </table:table-cell>
          <table:table-cell office:value-type="float" office:value="1183.7175" calcext:value-type="float">
            <text:p>1183,72</text:p>
          </table:table-cell>
          <table:table-cell office:value-type="float" office:value="8259.7565" calcext:value-type="float">
            <text:p>8259,76</text:p>
          </table:table-cell>
          <table:table-cell office:value-type="float" office:value="136.435" calcext:value-type="float">
            <text:p>136,44</text:p>
          </table:table-cell>
          <table:table-cell office:value-type="float" office:value="170.61325" calcext:value-type="float">
            <text:p>170,61</text:p>
          </table:table-cell>
          <table:table-cell office:value-type="float" office:value="1802.210075" calcext:value-type="float">
            <text:p>1802,21</text:p>
          </table:table-cell>
          <table:table-cell office:value-type="float" office:value="16029.2083302" calcext:value-type="float">
            <text:p>16029,2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A26]*[.B26]"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.6612500191" calcext:value-type="float">
            <text:p>10,66</text:p>
          </table:table-cell>
          <table:table-cell office:value-type="float" office:value="216.767550039" calcext:value-type="float">
            <text:p>216,77</text:p>
          </table:table-cell>
          <table:table-cell office:value-type="float" office:value="0" calcext:value-type="float">
            <text:p>0</text:p>
          </table:table-cell>
          <table:table-cell office:value-type="float" office:value="0.238882502675" calcext:value-type="float">
            <text:p>0,24</text:p>
          </table:table-cell>
          <table:table-cell office:value-type="float" office:value="144.3" calcext:value-type="float">
            <text:p>144,3</text:p>
          </table:table-cell>
          <table:table-cell office:value-type="float" office:value="178.2" calcext:value-type="float">
            <text:p>178,2</text:p>
          </table:table-cell>
          <table:table-cell office:value-type="float" office:value="1425.948" calcext:value-type="float">
            <text:p>1425,95</text:p>
          </table:table-cell>
          <table:table-cell office:value-type="float" office:value="12039.3015" calcext:value-type="float">
            <text:p>12039,3</text:p>
          </table:table-cell>
          <table:table-cell office:value-type="float" office:value="172.415" calcext:value-type="float">
            <text:p>172,42</text:p>
          </table:table-cell>
          <table:table-cell office:value-type="float" office:value="216.46725" calcext:value-type="float">
            <text:p>216,47</text:p>
          </table:table-cell>
          <table:table-cell office:value-type="float" office:value="2123.5435425" calcext:value-type="float">
            <text:p>2123,54</text:p>
          </table:table-cell>
          <table:table-cell office:value-type="float" office:value="23093.1305457" calcext:value-type="float">
            <text:p>23093,13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Q2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style:rfc-language-tag="sr-Latn-RS" fo:language="sr" fo:script="Latn" fo:country="R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style:rfc-language-tag="sr-Latn-RS" fo:language="sr" fo:script="Latn" fo:country="R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sr" number:script="Latn" number:country="RS">RSD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r" number:script="Latn" number:country="RS">RSD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.00.0000</text:date>, <text:time style:data-style-name="N2" text:time-value="20:32:19.1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44S</meta:editing-duration>
    <meta:editing-cycles>7</meta:editing-cycles>
    <meta:generator>LibreOffice/4.2.6.3$Windows_x86 LibreOffice_project/3fd416d4c6db7d3204c17ce57a1d70f6e531ee21</meta:generator>
    <dc:date>2014-10-29T20:33:08.232000000</dc:date>
    <meta:document-statistic meta:table-count="3" meta:cell-count="442" meta:object-count="1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376cm" svg:height="17.16cm" xlink:href=".." xlink:type="simple" chart:class="chart:scatter" chart:style-name="ch1">
        <chart:title svg:x="19.957cm" svg:y="0.479cm" chart:style-name="ch2">
          <text:p>Cost/P</text:p>
        </chart:title>
        <chart:subtitle svg:x="18.7cm" svg:y="1.601cm" chart:style-name="ch3">
          <text:p>Poraga po seerange-u</text:p>
        </chart:subtitle>
        <chart:legend chart:legend-position="end" svg:x="39.847cm" svg:y="7.285cm" style:legend-expansion="high" chart:style-name="ch4"/>
        <chart:plot-area chart:style-name="ch5" table:cell-range-address="Sheet1.C2:Sheet1.C6 Sheet1.D2:Sheet1.D2 Sheet1.O2:Sheet1.O26 Sheet1.D7:Sheet1.D7 Sheet1.D12:Sheet1.D12 Sheet1.D17:Sheet1.D17 Sheet1.D22:Sheet1.D22" chart:data-source-has-labels="row" svg:x="1.838cm" svg:y="2.97cm" svg:width="36.355cm" svg:height="12.866cm">
          <chartooo:coordinate-region svg:x="2.645cm" svg:y="3.169cm" svg:width="35.083cm" svg:height="12.02cm"/>
          <chart:axis chart:dimension="x" chart:name="primary-x" chart:style-name="ch6">
            <chart:title svg:x="19.323cm" svg:y="16.179cm" chart:style-name="ch7">
              <text:p>Povrsina</text:p>
            </chart:title>
          </chart:axis>
          <chart:axis chart:dimension="y" chart:name="primary-y" chart:style-name="ch6">
            <chart:title svg:x="0.451cm" svg:y="9.804cm" chart:style-name="ch8">
              <text:p>Cost</text:p>
            </chart:title>
            <chart:grid chart:style-name="ch9" chart:class="major"/>
          </chart:axis>
          <chart:series chart:style-name="ch10" chart:values-cell-range-address="Sheet1.O2:Sheet1.O6" chart:label-cell-address="Sheet1.D2:Sheet1.D2" chart:class="chart:scatter">
            <chart:domain table:cell-range-address="Sheet1.C2:Sheet1.C6"/>
            <chart:data-point chart:repeated="5"/>
          </chart:series>
          <chart:series chart:style-name="ch11" chart:values-cell-range-address="Sheet1.O7:Sheet1.O11" chart:label-cell-address="Sheet1.D7:Sheet1.D7" chart:class="chart:scatter">
            <chart:domain table:cell-range-address="Sheet1.C7:Sheet1.C11"/>
            <chart:data-point chart:repeated="5"/>
          </chart:series>
          <chart:series chart:style-name="ch12" chart:values-cell-range-address="Sheet1.O12:Sheet1.O16" chart:label-cell-address="Sheet1.D12:Sheet1.D12" chart:class="chart:scatter">
            <chart:domain table:cell-range-address="Sheet1.C12:Sheet1.C16"/>
            <chart:data-point chart:repeated="5"/>
          </chart:series>
          <chart:series chart:style-name="ch13" chart:values-cell-range-address="Sheet1.O17:Sheet1.O21" chart:label-cell-address="Sheet1.D17:Sheet1.D17" chart:class="chart:scatter">
            <chart:domain table:cell-range-address="Sheet1.C17:Sheet1.C21"/>
            <chart:data-point chart:repeated="5"/>
          </chart:series>
          <chart:series chart:style-name="ch14" chart:values-cell-range-address="Sheet1.O22:Sheet1.O26" chart:label-cell-address="Sheet1.D22:Sheet1.D22" chart:class="chart:scatter">
            <chart:domain table:cell-range-address="Sheet1.C22:Sheet1.C26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2</text:p>
                <draw:g>
                  <svg:desc>Sheet1.D2:Sheet1.D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</text:p>
                <draw:g>
                  <svg:desc>Sheet1.D7:Sheet1.D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4</text:p>
                <draw:g>
                  <svg:desc>Sheet1.D12:Sheet1.D1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5</text:p>
                <draw:g>
                  <svg:desc>Sheet1.D17:Sheet1.D1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6</text:p>
                <draw:g>
                  <svg:desc>Sheet1.D22:Sheet1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37.4027272727">
                <text:p>37.4027272727</text:p>
                <draw:g>
                  <svg:desc>Sheet1.O2:Sheet1.O6</svg:desc>
                </draw:g>
              </table:table-cell>
              <table:table-cell office:value-type="float" office:value="400">
                <text:p>400</text:p>
                <draw:g>
                  <svg:desc>Sheet1.C7:Sheet1.C11</svg:desc>
                </draw:g>
              </table:table-cell>
              <table:table-cell office:value-type="float" office:value="38.9410526316">
                <text:p>38.9410526316</text:p>
                <draw:g>
                  <svg:desc>Sheet1.O7:Sheet1.O11</svg:desc>
                </draw:g>
              </table:table-cell>
              <table:table-cell office:value-type="float" office:value="400">
                <text:p>400</text:p>
                <draw:g>
                  <svg:desc>Sheet1.C12:Sheet1.C16</svg:desc>
                </draw:g>
              </table:table-cell>
              <table:table-cell office:value-type="float" office:value="41.8635294118">
                <text:p>41.8635294118</text:p>
                <draw:g>
                  <svg:desc>Sheet1.O12:Sheet1.O16</svg:desc>
                </draw:g>
              </table:table-cell>
              <table:table-cell office:value-type="float" office:value="400">
                <text:p>400</text:p>
                <draw:g>
                  <svg:desc>Sheet1.C17:Sheet1.C21</svg:desc>
                </draw:g>
              </table:table-cell>
              <table:table-cell office:value-type="float" office:value="38.537">
                <text:p>38.537</text:p>
                <draw:g>
                  <svg:desc>Sheet1.O17:Sheet1.O21</svg:desc>
                </draw:g>
              </table:table-cell>
              <table:table-cell office:value-type="float" office:value="400">
                <text:p>400</text:p>
                <draw:g>
                  <svg:desc>Sheet1.C22:Sheet1.C26</svg:desc>
                </draw:g>
              </table:table-cell>
              <table:table-cell office:value-type="float" office:value="43.3006666667">
                <text:p>43.3006666667</text:p>
                <draw:g>
                  <svg:desc>Sheet1.O22:Sheet1.O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77.36375">
                <text:p>77.36375</text:p>
              </table:table-cell>
              <table:table-cell office:value-type="float" office:value="1600">
                <text:p>1600</text:p>
              </table:table-cell>
              <table:table-cell office:value-type="float" office:value="79.43125">
                <text:p>79.43125</text:p>
              </table:table-cell>
              <table:table-cell office:value-type="float" office:value="1600">
                <text:p>1600</text:p>
              </table:table-cell>
              <table:table-cell office:value-type="float" office:value="86.0807142857">
                <text:p>86.0807142857</text:p>
              </table:table-cell>
              <table:table-cell office:value-type="float" office:value="1600">
                <text:p>1600</text:p>
              </table:table-cell>
              <table:table-cell office:value-type="float" office:value="82.9830555556">
                <text:p>82.9830555556</text:p>
              </table:table-cell>
              <table:table-cell office:value-type="float" office:value="1600">
                <text:p>1600</text:p>
              </table:table-cell>
              <table:table-cell office:value-type="float" office:value="107.1725">
                <text:p>107.1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115.667">
                <text:p>115.667</text:p>
              </table:table-cell>
              <table:table-cell office:value-type="float" office:value="3600">
                <text:p>3600</text:p>
              </table:table-cell>
              <table:table-cell office:value-type="float" office:value="111.26775">
                <text:p>111.26775</text:p>
              </table:table-cell>
              <table:table-cell office:value-type="float" office:value="3600">
                <text:p>3600</text:p>
              </table:table-cell>
              <table:table-cell office:value-type="float" office:value="121.24025">
                <text:p>121.24025</text:p>
              </table:table-cell>
              <table:table-cell office:value-type="float" office:value="3600">
                <text:p>3600</text:p>
              </table:table-cell>
              <table:table-cell office:value-type="float" office:value="127.886578947">
                <text:p>127.886578947</text:p>
              </table:table-cell>
              <table:table-cell office:value-type="float" office:value="3600">
                <text:p>3600</text:p>
              </table:table-cell>
              <table:table-cell office:value-type="float" office:value="123.135">
                <text:p>123.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146.24975">
                <text:p>146.24975</text:p>
              </table:table-cell>
              <table:table-cell office:value-type="float" office:value="6400">
                <text:p>6400</text:p>
              </table:table-cell>
              <table:table-cell office:value-type="float" office:value="152.41125">
                <text:p>152.41125</text:p>
              </table:table-cell>
              <table:table-cell office:value-type="float" office:value="6400">
                <text:p>6400</text:p>
              </table:table-cell>
              <table:table-cell office:value-type="float" office:value="147.780263158">
                <text:p>147.780263158</text:p>
              </table:table-cell>
              <table:table-cell office:value-type="float" office:value="6400">
                <text:p>6400</text:p>
              </table:table-cell>
              <table:table-cell office:value-type="float" office:value="160.479210526">
                <text:p>160.479210526</text:p>
              </table:table-cell>
              <table:table-cell office:value-type="float" office:value="6400">
                <text:p>6400</text:p>
              </table:table-cell>
              <table:table-cell office:value-type="float" office:value="170.61325">
                <text:p>170.613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75.16025">
                <text:p>175.16025</text:p>
              </table:table-cell>
              <table:table-cell office:value-type="float" office:value="10000">
                <text:p>10000</text:p>
              </table:table-cell>
              <table:table-cell office:value-type="float" office:value="183.7855">
                <text:p>183.7855</text:p>
              </table:table-cell>
              <table:table-cell office:value-type="float" office:value="10000">
                <text:p>10000</text:p>
              </table:table-cell>
              <table:table-cell office:value-type="float" office:value="182.608">
                <text:p>182.608</text:p>
              </table:table-cell>
              <table:table-cell office:value-type="float" office:value="10000">
                <text:p>10000</text:p>
              </table:table-cell>
              <table:table-cell office:value-type="float" office:value="192.04525">
                <text:p>192.04525</text:p>
              </table:table-cell>
              <table:table-cell office:value-type="float" office:value="10000">
                <text:p>10000</text:p>
              </table:table-cell>
              <table:table-cell office:value-type="float" office:value="216.46725">
                <text:p>216.467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